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13pt" fo:language="ru" fo:country="RU" officeooo:rsid="001d4753" officeooo:paragraph-rsid="00679aa1" style:font-size-asian="13pt" style:font-size-complex="13pt"/>
    </style:style>
    <style:style style:name="P2" style:family="paragraph" style:parent-style-name="Standard">
      <style:text-properties fo:color="#ce181e" fo:font-size="13pt" fo:language="ru" fo:country="RU" officeooo:rsid="001d4753" officeooo:paragraph-rsid="0023c294" style:font-size-asian="13pt" style:font-size-complex="13pt"/>
    </style:style>
    <style:style style:name="P3" style:family="paragraph" style:parent-style-name="Standard">
      <style:text-properties fo:color="#ce181e" fo:font-size="13pt" fo:language="ru" fo:country="RU" officeooo:rsid="001d4753" officeooo:paragraph-rsid="00343af1" style:font-size-asian="13pt" style:font-size-complex="13pt"/>
    </style:style>
    <style:style style:name="P4" style:family="paragraph" style:parent-style-name="Standard">
      <style:text-properties style:text-line-through-style="none" style:text-line-through-type="none" fo:font-size="13pt" fo:language="ru" fo:country="RU" style:text-underline-style="none" officeooo:rsid="00439673" officeooo:paragraph-rsid="00648f93" style:font-size-asian="13pt" style:font-size-complex="13pt"/>
    </style:style>
    <style:style style:name="P5" style:family="paragraph" style:parent-style-name="Standard">
      <style:text-properties fo:font-size="13pt" fo:language="ru" fo:country="RU" style:font-size-asian="13pt" style:font-size-complex="13pt"/>
    </style:style>
    <style:style style:name="P6" style:family="paragraph" style:parent-style-name="Standard">
      <style:text-properties fo:font-size="13pt" fo:language="ru" fo:country="RU" officeooo:paragraph-rsid="004a2caa" style:font-size-asian="13pt" style:font-size-complex="13pt"/>
    </style:style>
    <style:style style:name="P7" style:family="paragraph" style:parent-style-name="Standard">
      <style:text-properties fo:font-size="13pt" fo:language="ru" fo:country="RU" officeooo:paragraph-rsid="001da5b3" style:font-size-asian="13pt" style:font-size-complex="13pt"/>
    </style:style>
    <style:style style:name="P8" style:family="paragraph" style:parent-style-name="Standard">
      <style:text-properties fo:font-size="13pt" fo:language="ru" fo:country="RU" officeooo:paragraph-rsid="0020e957" style:font-size-asian="13pt" style:font-size-complex="13pt"/>
    </style:style>
    <style:style style:name="P9" style:family="paragraph" style:parent-style-name="Standard">
      <style:text-properties fo:font-size="13pt" fo:language="ru" fo:country="RU" officeooo:paragraph-rsid="0028cf43" style:font-size-asian="13pt" style:font-size-complex="13pt"/>
    </style:style>
    <style:style style:name="P10" style:family="paragraph" style:parent-style-name="Standard">
      <style:text-properties fo:font-size="13pt" fo:language="ru" fo:country="RU" officeooo:rsid="00255e5b" officeooo:paragraph-rsid="0028cf43" style:font-size-asian="13pt" style:font-size-complex="13pt"/>
    </style:style>
    <style:style style:name="P11" style:family="paragraph" style:parent-style-name="Standard">
      <style:text-properties fo:font-size="13pt" fo:language="ru" fo:country="RU" officeooo:rsid="0037e5f8" officeooo:paragraph-rsid="0037e5f8" style:font-size-asian="13pt" style:font-size-complex="13pt"/>
    </style:style>
    <style:style style:name="P12" style:family="paragraph" style:parent-style-name="Standard">
      <style:text-properties fo:font-size="13pt" fo:language="ru" fo:country="RU" style:text-underline-style="solid" style:text-underline-width="auto" style:text-underline-color="font-color" officeooo:rsid="00439673" officeooo:paragraph-rsid="00439673" style:font-size-asian="13pt" style:font-size-complex="13pt"/>
    </style:style>
    <style:style style:name="P13" style:family="paragraph" style:parent-style-name="Standard">
      <style:text-properties fo:font-size="13pt" fo:language="ru" fo:country="RU" style:font-size-asian="13pt" style:font-size-complex="13pt"/>
    </style:style>
    <style:style style:name="P14" style:family="paragraph" style:parent-style-name="Standard" style:list-style-name="L1">
      <style:text-properties fo:font-size="13pt" fo:language="ru" fo:country="RU" officeooo:paragraph-rsid="001da5b3" style:font-size-asian="13pt" style:font-size-complex="13pt"/>
    </style:style>
    <style:style style:name="P15" style:family="paragraph" style:parent-style-name="Standard" style:list-style-name="L2">
      <style:text-properties fo:font-size="13pt" fo:language="ru" fo:country="RU" officeooo:rsid="00202954" officeooo:paragraph-rsid="00202954" style:font-size-asian="13pt" style:font-size-complex="13pt"/>
    </style:style>
    <style:style style:name="P16" style:family="paragraph" style:parent-style-name="Standard" style:list-style-name="L2">
      <style:text-properties fo:font-size="13pt" fo:language="ru" fo:country="RU" officeooo:rsid="00202954" officeooo:paragraph-rsid="0076c42f" style:font-size-asian="13pt" style:font-size-complex="13pt"/>
    </style:style>
    <style:style style:name="P17" style:family="paragraph" style:parent-style-name="Standard" style:list-style-name="L3">
      <style:text-properties fo:font-size="13pt" fo:language="ru" fo:country="RU" officeooo:rsid="0026041f" officeooo:paragraph-rsid="0026041f" style:font-size-asian="13pt" style:font-size-complex="13pt"/>
    </style:style>
    <style:style style:name="P18" style:family="paragraph" style:parent-style-name="Standard" style:list-style-name="L3">
      <style:text-properties fo:font-size="13pt" fo:language="ru" fo:country="RU" officeooo:rsid="00261801" officeooo:paragraph-rsid="00261801" style:font-size-asian="13pt" style:font-size-complex="13pt"/>
    </style:style>
    <style:style style:name="P19" style:family="paragraph" style:parent-style-name="Standard" style:list-style-name="L4">
      <style:text-properties fo:font-size="13pt" fo:language="ru" fo:country="RU" style:font-size-asian="13pt" style:font-size-complex="13pt"/>
    </style:style>
    <style:style style:name="P20" style:family="paragraph" style:parent-style-name="Standard" style:list-style-name="L4">
      <style:text-properties fo:font-size="13pt" fo:language="ru" fo:country="RU" officeooo:paragraph-rsid="006ce393" style:font-size-asian="13pt" style:font-size-complex="13pt"/>
    </style:style>
    <style:style style:name="P21" style:family="paragraph" style:parent-style-name="Standard" style:list-style-name="L4">
      <style:text-properties fo:font-size="13pt" fo:language="ru" fo:country="RU" officeooo:paragraph-rsid="0029f27c" style:font-size-asian="13pt" style:font-size-complex="13pt"/>
    </style:style>
    <style:style style:name="P22" style:family="paragraph" style:parent-style-name="Standard" style:list-style-name="L5">
      <style:text-properties fo:font-size="13pt" fo:language="ru" fo:country="RU" officeooo:paragraph-rsid="002bd5bf" style:font-size-asian="13pt" style:font-size-complex="13pt"/>
    </style:style>
    <style:style style:name="P23" style:family="paragraph" style:parent-style-name="Standard" style:list-style-name="L7">
      <style:text-properties fo:font-size="13pt" fo:language="ru" fo:country="RU" officeooo:paragraph-rsid="0030804c" style:font-size-asian="13pt" style:font-size-complex="13pt"/>
    </style:style>
    <style:style style:name="P24" style:family="paragraph" style:parent-style-name="Standard" style:list-style-name="L7">
      <style:text-properties fo:font-size="13pt" fo:language="ru" fo:country="RU" officeooo:rsid="00318da9" officeooo:paragraph-rsid="00318da9" style:font-size-asian="13pt" style:font-size-complex="13pt"/>
    </style:style>
    <style:style style:name="P25" style:family="paragraph" style:parent-style-name="Standard" style:list-style-name="L8">
      <style:text-properties fo:font-size="13pt" fo:language="ru" fo:country="RU" officeooo:rsid="003437bc" officeooo:paragraph-rsid="003437bc" style:font-size-asian="13pt" style:font-size-complex="13pt"/>
    </style:style>
    <style:style style:name="P26" style:family="paragraph" style:parent-style-name="Standard" style:list-style-name="L9">
      <style:text-properties fo:font-size="13pt" fo:language="ru" fo:country="RU" officeooo:rsid="00343af1" officeooo:paragraph-rsid="00343af1" style:font-size-asian="13pt" style:font-size-complex="13pt"/>
    </style:style>
    <style:style style:name="P27" style:family="paragraph" style:parent-style-name="Standard" style:list-style-name="L9">
      <style:text-properties fo:font-size="13pt" fo:language="ru" fo:country="RU" style:font-size-asian="13pt" style:font-size-complex="13pt"/>
    </style:style>
    <style:style style:name="P28" style:family="paragraph" style:parent-style-name="Standard" style:list-style-name="L10">
      <style:text-properties fo:font-size="13pt" fo:language="ru" fo:country="RU" officeooo:paragraph-rsid="00712fe6" style:font-size-asian="13pt" style:font-size-complex="13pt"/>
    </style:style>
    <style:style style:name="P29" style:family="paragraph" style:parent-style-name="Standard" style:list-style-name="L10">
      <style:text-properties fo:font-size="13pt" fo:language="ru" fo:country="RU" officeooo:paragraph-rsid="00366631" style:font-size-asian="13pt" style:font-size-complex="13pt"/>
    </style:style>
    <style:style style:name="P30" style:family="paragraph" style:parent-style-name="Standard" style:list-style-name="L11">
      <style:text-properties fo:font-size="13pt" fo:language="ru" fo:country="RU" officeooo:rsid="0037e5f8" officeooo:paragraph-rsid="0037e5f8" style:font-size-asian="13pt" style:font-size-complex="13pt"/>
    </style:style>
    <style:style style:name="P31" style:family="paragraph" style:parent-style-name="Standard" style:list-style-name="L12">
      <style:text-properties fo:font-size="13pt" fo:language="ru" fo:country="RU" style:font-size-asian="13pt" style:font-size-complex="13pt"/>
    </style:style>
    <style:style style:name="P32" style:family="paragraph" style:parent-style-name="Standard" style:list-style-name="L12">
      <style:text-properties fo:font-size="13pt" fo:language="ru" fo:country="RU" officeooo:paragraph-rsid="005b9fad" style:font-size-asian="13pt" style:font-size-complex="13pt"/>
    </style:style>
    <style:style style:name="P33" style:family="paragraph" style:parent-style-name="Standard" style:list-style-name="L13">
      <style:text-properties fo:font-size="13pt" fo:language="ru" fo:country="RU" officeooo:paragraph-rsid="0065f951" style:font-size-asian="13pt" style:font-size-complex="13pt"/>
    </style:style>
    <style:style style:name="P34" style:family="paragraph" style:parent-style-name="Standard" style:list-style-name="L14">
      <style:text-properties fo:font-size="13pt" fo:language="ru" fo:country="RU" style:font-size-asian="13pt" style:font-size-complex="13pt"/>
    </style:style>
    <style:style style:name="P35" style:family="paragraph" style:parent-style-name="Standard" style:list-style-name="L14">
      <style:text-properties fo:font-size="13pt" fo:language="ru" fo:country="RU" officeooo:rsid="00413ca8" officeooo:paragraph-rsid="00413ca8" style:font-size-asian="13pt" style:font-size-complex="13pt"/>
    </style:style>
    <style:style style:name="P36" style:family="paragraph" style:parent-style-name="Standard">
      <style:text-properties fo:font-size="13pt" fo:language="ru" fo:country="RU" officeooo:paragraph-rsid="007aee47" style:font-size-asian="13pt" style:font-size-complex="13pt"/>
    </style:style>
    <style:style style:name="P37" style:family="paragraph" style:parent-style-name="Standard">
      <style:text-properties fo:font-size="13pt" fo:language="ru" fo:country="RU" officeooo:rsid="007c633c" officeooo:paragraph-rsid="007c633c" style:font-size-asian="13pt" style:font-size-complex="13pt"/>
    </style:style>
    <style:style style:name="P38" style:family="paragraph" style:parent-style-name="Standard" style:list-style-name="L5">
      <style:text-properties fo:font-size="13pt" style:font-size-asian="13pt" style:font-size-complex="13pt"/>
    </style:style>
    <style:style style:name="P39" style:family="paragraph" style:parent-style-name="Standard" style:list-style-name="L10">
      <style:text-properties fo:font-size="13pt" style:font-size-asian="13pt" style:font-size-complex="13pt"/>
    </style:style>
    <style:style style:name="P40" style:family="paragraph" style:parent-style-name="Standard" style:list-style-name="L11">
      <style:text-properties fo:font-size="13pt" officeooo:paragraph-rsid="0037e5f8" style:font-size-asian="13pt" style:font-size-complex="13pt"/>
    </style:style>
    <style:style style:name="P41" style:family="paragraph" style:parent-style-name="Standard" style:list-style-name="L2">
      <style:text-properties fo:color="#ce181e" fo:font-size="13pt" fo:language="ru" fo:country="RU" officeooo:rsid="001d4753" officeooo:paragraph-rsid="0076c42f" style:font-size-asian="13pt" style:font-size-complex="13pt"/>
    </style:style>
    <style:style style:name="P42" style:family="paragraph" style:parent-style-name="Standard" style:list-style-name="L3">
      <style:text-properties fo:color="#ce181e" fo:font-size="13pt" fo:language="ru" fo:country="RU" officeooo:rsid="001d4753" officeooo:paragraph-rsid="004c1724" style:font-size-asian="13pt" style:font-size-complex="13pt"/>
    </style:style>
    <style:style style:name="P43" style:family="paragraph" style:parent-style-name="Standard" style:list-style-name="L4">
      <style:text-properties fo:color="#ce181e" fo:font-size="13pt" fo:language="ru" fo:country="RU" officeooo:rsid="001d4753" officeooo:paragraph-rsid="00297051" style:font-size-asian="13pt" style:font-size-complex="13pt"/>
    </style:style>
    <style:style style:name="P44" style:family="paragraph" style:parent-style-name="Standard" style:list-style-name="L4">
      <style:text-properties fo:color="#ce181e" fo:font-size="13pt" fo:language="ru" fo:country="RU" officeooo:rsid="001d4753" officeooo:paragraph-rsid="0029f27c" style:font-size-asian="13pt" style:font-size-complex="13pt"/>
    </style:style>
    <style:style style:name="P45" style:family="paragraph" style:parent-style-name="Standard" style:list-style-name="L4">
      <style:text-properties fo:color="#ce181e" fo:font-size="13pt" fo:language="ru" fo:country="RU" officeooo:rsid="001d4753" officeooo:paragraph-rsid="002b1257" style:font-size-asian="13pt" style:font-size-complex="13pt"/>
    </style:style>
    <style:style style:name="P46" style:family="paragraph" style:parent-style-name="Standard" style:list-style-name="L4">
      <style:text-properties fo:color="#ce181e" fo:font-size="13pt" fo:language="ru" fo:country="RU" officeooo:rsid="001d4753" officeooo:paragraph-rsid="003ef4fc" style:font-size-asian="13pt" style:font-size-complex="13pt"/>
    </style:style>
    <style:style style:name="P47" style:family="paragraph" style:parent-style-name="Standard" style:list-style-name="L5">
      <style:text-properties fo:color="#ce181e" fo:font-size="13pt" fo:language="ru" fo:country="RU" officeooo:rsid="001d4753" officeooo:paragraph-rsid="002d363a" style:font-size-asian="13pt" style:font-size-complex="13pt"/>
    </style:style>
    <style:style style:name="P48" style:family="paragraph" style:parent-style-name="Standard" style:list-style-name="L7">
      <style:text-properties fo:color="#ce181e" fo:font-size="13pt" fo:language="ru" fo:country="RU" officeooo:rsid="001d4753" officeooo:paragraph-rsid="0032b756" style:font-size-asian="13pt" style:font-size-complex="13pt"/>
    </style:style>
    <style:style style:name="P49" style:family="paragraph" style:parent-style-name="Standard" style:list-style-name="L8">
      <style:text-properties fo:color="#ce181e" fo:font-size="13pt" fo:language="ru" fo:country="RU" officeooo:rsid="001d4753" officeooo:paragraph-rsid="003437bc" style:font-size-asian="13pt" style:font-size-complex="13pt"/>
    </style:style>
    <style:style style:name="P50" style:family="paragraph" style:parent-style-name="Standard" style:list-style-name="L9">
      <style:text-properties fo:color="#ce181e" fo:font-size="13pt" fo:language="ru" fo:country="RU" officeooo:rsid="001d4753" officeooo:paragraph-rsid="00343af1" style:font-size-asian="13pt" style:font-size-complex="13pt"/>
    </style:style>
    <style:style style:name="P51" style:family="paragraph" style:parent-style-name="Standard" style:list-style-name="L10">
      <style:text-properties fo:color="#ce181e" fo:font-size="13pt" fo:language="ru" fo:country="RU" officeooo:rsid="001d4753" officeooo:paragraph-rsid="0037e5f8" style:font-size-asian="13pt" style:font-size-complex="13pt"/>
    </style:style>
    <style:style style:name="P52" style:family="paragraph" style:parent-style-name="Standard" style:list-style-name="L11">
      <style:text-properties fo:color="#ce181e" fo:font-size="13pt" fo:language="ru" fo:country="RU" officeooo:rsid="001d4753" officeooo:paragraph-rsid="00394802" style:font-size-asian="13pt" style:font-size-complex="13pt"/>
    </style:style>
    <style:style style:name="P53" style:family="paragraph" style:parent-style-name="Standard" style:list-style-name="L12">
      <style:text-properties fo:color="#ce181e" fo:font-size="13pt" fo:language="ru" fo:country="RU" officeooo:rsid="001d4753" officeooo:paragraph-rsid="003bc9a7" style:font-size-asian="13pt" style:font-size-complex="13pt"/>
    </style:style>
    <style:style style:name="P54" style:family="paragraph" style:parent-style-name="Standard" style:list-style-name="L13">
      <style:text-properties fo:color="#ce181e" fo:font-size="13pt" fo:language="ru" fo:country="RU" officeooo:rsid="001d4753" officeooo:paragraph-rsid="00413ca8" style:font-size-asian="13pt" style:font-size-complex="13pt"/>
    </style:style>
    <style:style style:name="P55" style:family="paragraph" style:parent-style-name="Standard">
      <style:text-properties fo:color="#ce181e" fo:font-size="13pt" fo:language="ru" fo:country="RU" officeooo:rsid="001d4753" officeooo:paragraph-rsid="0023c294" style:font-size-asian="13pt" style:font-size-complex="13pt"/>
    </style:style>
    <style:style style:name="P56" style:family="paragraph" style:parent-style-name="Standard" style:list-style-name="L14">
      <style:text-properties fo:color="#ce181e" fo:font-size="13pt" fo:language="ru" fo:country="RU" officeooo:rsid="00413ca8" officeooo:paragraph-rsid="00413ca8" style:font-size-asian="13pt" style:font-size-complex="13pt"/>
    </style:style>
    <style:style style:name="P57" style:family="paragraph" style:parent-style-name="Standard">
      <style:text-properties fo:color="#ce181e" fo:font-size="13pt" fo:language="ru" fo:country="RU" officeooo:rsid="0087a811" officeooo:paragraph-rsid="0087a811" style:font-size-asian="13pt" style:font-size-complex="13pt"/>
    </style:style>
    <style:style style:name="P58" style:family="paragraph" style:parent-style-name="Standard" style:list-style-name="L6">
      <style:text-properties fo:color="#ce181e" style:text-line-through-style="none" style:text-line-through-type="none" fo:font-size="13pt" fo:language="ru" fo:country="RU" fo:font-style="normal" style:text-underline-style="solid" style:text-underline-width="auto" style:text-underline-color="font-color" officeooo:rsid="001d4753" officeooo:paragraph-rsid="005603fe" style:font-size-asian="13pt" style:font-style-asian="normal" style:font-size-complex="13pt" style:font-style-complex="normal"/>
    </style:style>
    <style:style style:name="P59" style:family="paragraph" style:parent-style-name="Standard" style:list-style-name="L9">
      <style:text-properties style:text-line-through-style="solid" style:text-line-through-type="single" fo:font-size="13pt" fo:language="ru" fo:country="RU" officeooo:paragraph-rsid="00579dcf" style:font-size-asian="13pt" style:font-size-complex="13pt"/>
    </style:style>
    <style:style style:name="P60" style:family="paragraph" style:parent-style-name="Standard" style:list-style-name="L8">
      <style:text-properties style:text-line-through-style="solid" style:text-line-through-type="single" fo:font-size="13pt" fo:language="ru" fo:country="RU" style:text-underline-style="none" officeooo:rsid="003437bc" officeooo:paragraph-rsid="003437bc" style:font-size-asian="13pt" style:font-size-complex="13pt"/>
    </style:style>
    <style:style style:name="P61" style:family="paragraph" style:parent-style-name="Standard">
      <style:text-properties style:text-line-through-style="none" style:text-line-through-type="none" fo:font-size="13pt" fo:language="ru" fo:country="RU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P62" style:family="paragraph" style:parent-style-name="Standard">
      <style:text-properties style:text-line-through-style="none" style:text-line-through-type="none" fo:font-size="13pt" fo:language="ru" fo:country="RU" fo:font-style="normal" style:text-underline-style="solid" style:text-underline-width="auto" style:text-underline-color="font-color" officeooo:rsid="002d363a" officeooo:paragraph-rsid="002d363a" style:font-size-asian="13pt" style:font-style-asian="normal" style:font-size-complex="13pt" style:font-style-complex="normal"/>
    </style:style>
    <style:style style:name="P63" style:family="paragraph" style:parent-style-name="Standard" style:list-style-name="L6">
      <style:text-properties style:text-line-through-style="none" style:text-line-through-type="none" fo:font-size="13pt" fo:language="ru" fo:country="RU" fo:font-style="normal" style:text-underline-style="solid" style:text-underline-width="auto" style:text-underline-color="font-color" officeooo:rsid="002d363a" officeooo:paragraph-rsid="0030804c" style:font-size-asian="13pt" style:font-style-asian="normal" style:font-size-complex="13pt" style:font-style-complex="normal"/>
    </style:style>
    <style:style style:name="P64" style:family="paragraph" style:parent-style-name="Standard" style:list-style-name="L6">
      <style:text-properties style:text-line-through-style="none" style:text-line-through-type="none" fo:font-size="13pt" fo:language="ru" fo:country="RU" fo:font-style="normal" style:text-underline-style="solid" style:text-underline-width="auto" style:text-underline-color="font-color" officeooo:rsid="002ea65d" officeooo:paragraph-rsid="0030804c" style:font-size-asian="13pt" style:font-style-asian="normal" style:font-size-complex="13pt" style:font-style-complex="normal"/>
    </style:style>
    <style:style style:name="P65" style:family="paragraph" style:parent-style-name="Standard" style:list-style-name="L6">
      <style:text-properties style:text-line-through-style="none" style:text-line-through-type="none" fo:font-size="13pt" fo:language="ru" fo:country="RU" fo:font-style="normal" style:text-underline-style="solid" style:text-underline-width="auto" style:text-underline-color="font-color" officeooo:rsid="002ea65d" officeooo:paragraph-rsid="005603fe" style:font-size-asian="13pt" style:font-style-asian="normal" style:font-size-complex="13pt" style:font-style-complex="normal"/>
    </style:style>
    <style:style style:name="P66" style:family="paragraph" style:parent-style-name="Standard" style:list-style-name="L6">
      <style:text-properties style:text-line-through-style="none" style:text-line-through-type="none" fo:font-size="13pt" fo:font-style="normal" style:text-underline-style="solid" style:text-underline-width="auto" style:text-underline-color="font-color" officeooo:paragraph-rsid="0030804c" style:font-size-asian="13pt" style:font-style-asian="normal" style:font-size-complex="13pt" style:font-style-complex="normal"/>
    </style:style>
    <style:style style:name="P67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3pt" fo:language="ru" fo:country="RU" officeooo:paragraph-rsid="00679aa1" style:font-size-asian="13pt" style:font-size-complex="13pt"/>
    </style:style>
    <style:style style:name="T1" style:family="text">
      <style:text-properties fo:color="#000000" style:text-line-through-style="solid" style:text-line-through-type="single" officeooo:rsid="002d363a"/>
    </style:style>
    <style:style style:name="T2" style:family="text">
      <style:text-properties fo:color="#000000" officeooo:rsid="001d4753"/>
    </style:style>
    <style:style style:name="T3" style:family="text">
      <style:text-properties fo:color="#000000" officeooo:rsid="0029f27c"/>
    </style:style>
    <style:style style:name="T4" style:family="text">
      <style:text-properties fo:color="#000000" officeooo:rsid="002b1257"/>
    </style:style>
    <style:style style:name="T5" style:family="text">
      <style:text-properties fo:color="#000000" officeooo:rsid="002d363a"/>
    </style:style>
    <style:style style:name="T6" style:family="text">
      <style:text-properties fo:color="#000000" officeooo:rsid="004d9ed6"/>
    </style:style>
    <style:style style:name="T7" style:family="text">
      <style:text-properties officeooo:rsid="0021cb4a"/>
    </style:style>
    <style:style style:name="T8" style:family="text">
      <style:text-properties officeooo:rsid="00297051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bd5bf"/>
    </style:style>
    <style:style style:name="T11" style:family="text">
      <style:text-properties fo:language="ru" fo:country="RU" officeooo:rsid="002d363a"/>
    </style:style>
    <style:style style:name="T12" style:family="text">
      <style:text-properties fo:language="ru" fo:country="RU" officeooo:rsid="002ea65d"/>
    </style:style>
    <style:style style:name="T13" style:family="text">
      <style:text-properties fo:language="ru" fo:country="RU" officeooo:rsid="00343af1"/>
    </style:style>
    <style:style style:name="T14" style:family="text">
      <style:text-properties fo:language="ru" fo:country="RU" officeooo:rsid="0037e5f8"/>
    </style:style>
    <style:style style:name="T15" style:family="text">
      <style:text-properties fo:language="ru" fo:country="RU" officeooo:rsid="00394802"/>
    </style:style>
    <style:style style:name="T16" style:family="text">
      <style:text-properties fo:language="ru" fo:country="RU" officeooo:rsid="00552226"/>
    </style:style>
    <style:style style:name="T17" style:family="text">
      <style:text-properties fo:language="ru" fo:country="RU" officeooo:rsid="0058746a"/>
    </style:style>
    <style:style style:name="T18" style:family="text">
      <style:text-properties fo:language="ru" fo:country="RU" officeooo:rsid="005a16a9"/>
    </style:style>
    <style:style style:name="T19" style:family="text">
      <style:text-properties fo:language="ru" fo:country="RU" style:text-underline-style="solid" style:text-underline-width="auto" style:text-underline-color="font-color"/>
    </style:style>
    <style:style style:name="T20" style:family="text">
      <style:text-properties fo:language="ru" fo:country="RU" style:text-underline-style="solid" style:text-underline-width="auto" style:text-underline-color="font-color" officeooo:rsid="0058746a"/>
    </style:style>
    <style:style style:name="T21" style:family="text">
      <style:text-properties fo:language="ru" fo:country="RU" style:text-underline-style="solid" style:text-underline-width="auto" style:text-underline-color="font-color" officeooo:rsid="00343af1"/>
    </style:style>
    <style:style style:name="T22" style:family="text">
      <style:text-properties fo:language="ru" fo:country="RU" style:text-underline-style="none"/>
    </style:style>
    <style:style style:name="T23" style:family="text">
      <style:text-properties fo:language="ru" fo:country="RU" style:text-underline-style="none" officeooo:rsid="0058746a"/>
    </style:style>
    <style:style style:name="T24" style:family="text">
      <style:text-properties fo:language="ru" fo:country="RU" style:text-underline-style="none" officeooo:rsid="00343af1"/>
    </style:style>
    <style:style style:name="T25" style:family="text">
      <style:text-properties fo:language="ru" fo:country="RU" officeooo:rsid="008d5ef8"/>
    </style:style>
    <style:style style:name="T26" style:family="text">
      <style:text-properties officeooo:rsid="00343af1"/>
    </style:style>
    <style:style style:name="T27" style:family="text">
      <style:text-properties officeooo:rsid="00366631"/>
    </style:style>
    <style:style style:name="T28" style:family="text">
      <style:text-properties officeooo:rsid="003d8139"/>
    </style:style>
    <style:style style:name="T29" style:family="text">
      <style:text-properties style:text-underline-style="none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officeooo:rsid="00679aa1"/>
    </style:style>
    <style:style style:name="T32" style:family="text">
      <style:text-properties style:text-line-through-style="solid" style:text-line-through-type="single" fo:language="ru" fo:country="RU" style:text-underline-style="none"/>
    </style:style>
    <style:style style:name="T33" style:family="text">
      <style:text-properties style:text-line-through-style="solid" style:text-line-through-type="single" fo:language="ru" fo:country="RU" style:text-underline-style="none" officeooo:rsid="0058746a"/>
    </style:style>
    <style:style style:name="T34" style:family="text">
      <style:text-properties style:text-line-through-style="solid" style:text-line-through-type="single" fo:language="ru" fo:country="RU" style:text-underline-style="none" officeooo:rsid="00343af1"/>
    </style:style>
    <style:style style:name="T35" style:family="text">
      <style:text-properties style:text-line-through-style="solid" style:text-line-through-type="single" officeooo:rsid="0065f951"/>
    </style:style>
    <style:style style:name="T36" style:family="text">
      <style:text-properties style:text-line-through-style="solid" style:text-line-through-type="single" officeooo:rsid="0075c101"/>
    </style:style>
    <style:style style:name="T37" style:family="text">
      <style:text-properties officeooo:rsid="004500e4"/>
    </style:style>
    <style:style style:name="T38" style:family="text">
      <style:text-properties officeooo:rsid="0046b795"/>
    </style:style>
    <style:style style:name="T39" style:family="text">
      <style:text-properties officeooo:rsid="004a2caa"/>
    </style:style>
    <style:style style:name="T40" style:family="text">
      <style:text-properties officeooo:rsid="004d8aeb"/>
    </style:style>
    <style:style style:name="T41" style:family="text">
      <style:text-properties officeooo:rsid="004fe2eb"/>
    </style:style>
    <style:style style:name="T42" style:family="text">
      <style:text-properties officeooo:rsid="00552226"/>
    </style:style>
    <style:style style:name="T43" style:family="text">
      <style:text-properties officeooo:rsid="005603fe"/>
    </style:style>
    <style:style style:name="T44" style:family="text">
      <style:text-properties officeooo:rsid="005a3a12"/>
    </style:style>
    <style:style style:name="T45" style:family="text">
      <style:text-properties officeooo:rsid="005b6f0d"/>
    </style:style>
    <style:style style:name="T46" style:family="text">
      <style:text-properties officeooo:rsid="005b9fad"/>
    </style:style>
    <style:style style:name="T47" style:family="text">
      <style:text-properties officeooo:rsid="005d140d"/>
    </style:style>
    <style:style style:name="T48" style:family="text">
      <style:text-properties officeooo:rsid="006098b3"/>
    </style:style>
    <style:style style:name="T49" style:family="text">
      <style:text-properties officeooo:rsid="0060f48f"/>
    </style:style>
    <style:style style:name="T50" style:family="text">
      <style:text-properties officeooo:rsid="00648f93"/>
    </style:style>
    <style:style style:name="T51" style:family="text">
      <style:text-properties officeooo:rsid="0065f951"/>
    </style:style>
    <style:style style:name="T52" style:family="text">
      <style:text-properties style:text-line-through-style="none" style:text-line-through-type="none"/>
    </style:style>
    <style:style style:name="T53" style:family="text">
      <style:text-properties style:text-line-through-style="none" style:text-line-through-type="none" officeooo:rsid="0065f951"/>
    </style:style>
    <style:style style:name="T54" style:family="text">
      <style:text-properties style:text-line-through-style="none" style:text-line-through-type="none" officeooo:rsid="00669968"/>
    </style:style>
    <style:style style:name="T55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6" style:family="text">
      <style:text-properties style:text-line-through-style="none" style:text-line-through-type="none" officeooo:rsid="00903c9f"/>
    </style:style>
    <style:style style:name="T57" style:family="text">
      <style:text-properties officeooo:rsid="006f928a"/>
    </style:style>
    <style:style style:name="T58" style:family="text">
      <style:text-properties officeooo:rsid="006fd633"/>
    </style:style>
    <style:style style:name="T59" style:family="text">
      <style:text-properties officeooo:rsid="0071ee24"/>
    </style:style>
    <style:style style:name="T60" style:family="text">
      <style:text-properties officeooo:rsid="0075c101"/>
    </style:style>
    <style:style style:name="T61" style:family="text">
      <style:text-properties officeooo:rsid="001d4753"/>
    </style:style>
    <style:style style:name="T62" style:family="text">
      <style:text-properties officeooo:rsid="007aee47"/>
    </style:style>
    <style:style style:name="T63" style:family="text">
      <style:text-properties fo:color="#ce181e" style:text-underline-style="none" officeooo:rsid="001d4753"/>
    </style:style>
    <style:style style:name="T64" style:family="text">
      <style:text-properties officeooo:rsid="007bca03"/>
    </style:style>
    <style:style style:name="T65" style:family="text">
      <style:text-properties officeooo:rsid="007cee63"/>
    </style:style>
    <style:style style:name="T66" style:family="text">
      <style:text-properties officeooo:rsid="00807ebc"/>
    </style:style>
    <style:style style:name="T67" style:family="text">
      <style:text-properties officeooo:rsid="00829c21"/>
    </style:style>
    <style:style style:name="T68" style:family="text">
      <style:text-properties officeooo:rsid="0086e84a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officeooo:rsid="0088660d"/>
    </style:style>
    <style:style style:name="T71" style:family="text">
      <style:text-properties officeooo:rsid="008ceb05"/>
    </style:style>
    <style:style style:name="T72" style:family="text">
      <style:text-properties officeooo:rsid="008e30af"/>
    </style:style>
    <style:style style:name="T73" style:family="text">
      <style:text-properties officeooo:rsid="008fc4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</text:p>
      <text:p text:style-name="P36"><text:span text:style-name="T62">Под масштабируемостью будем понимать </text:span>свойство параллельной программы, характеризующее зависимость изменения всей совокупности динамических характеристик работы этой программы от множества параметров её запуска.</text:p>
      <text:p text:style-name="P12"/>
      <text:p text:style-name="P4">По выбору параметров запуска, которые будут изменяться, различают несколько видо<text:span text:style-name="T50">в </text:span>масштабируемости <text:span text:style-name="T62">(сильная, слабая и вширь). В данной работе рассматривается слабая масштабируемость - то есть зависимость динамических характеристик от количества процессов при фиксированной вычислительной сложности задачи в пересчете на один процесс.</text:span></text:p>
      <text:p text:style-name="P5"/>
      <text:p text:style-name="P5">Крайне важно учитывать <text:span text:style-name="T37">масштабируемость</text:span> во время исследования свойств <text:span text:style-name="T37">параллельных</text:span> программ или в процессе их разработки. <text:span text:style-name="T38">Но н</text:span>е всегда возможно получить в распоряжение большое количество узлов<text:span text:style-name="T62">(</text:span>, чтобы увидеть характер изменения различных динамических характеристик приложения с ростом числа используемых ресурсов системы, при увеличении размера задачи или<text:span text:style-name="T62">)</text:span> ожидание этого может занять непозволительно много времени. </text:p>
      <text:p text:style-name="P6"/>
      <text:p text:style-name="P36"><text:span text:style-name="T64">Выделение небольшого количества узлов обычно происходит быстрее. </text:span>Исходя из этого, <text:span text:style-name="T39">а</text:span>ктуальна задача прогнозирования масштабируемости приложения на большие конфигурации вычислительной системы, основываясь только на данных, полученных из множественных запусков на малых конфигурациях.</text:p>
      <text:p text:style-name="P36"/>
      <text:p text:style-name="P36"><text:span text:style-name="T61">Так же на метод прогнозирования накладываются условия универсальности, то есть для своей работы он не должен использовать информации о коде, алгоритме И СИСТЕМЕ НА КОТОРОЙ ПРОИЗВОДЯТСЯ ЗАПУСКИ </text:span></text:p>
      <text:p text:style-name="P1">ТЫК</text:p>
      <text:p text:style-name="P5"/>
      <text:p text:style-name="P7">3</text:p>
      <text:p text:style-name="P7">Для достижения данной цели требуется решить следующие задачи:</text:p>
      <text:list xml:id="list1444455061" text:style-name="L1">
        <text:list-item>
          <text:p text:style-name="P14">Исследовать возможные подходы к предсказанию масштабируемости.</text:p>
        </text:list-item>
        <text:list-item>
          <text:p text:style-name="P14">Реализовать метод, предсказывающий слабую масштабируемость суперкомпьютерных приложений на основе экспериментальных данных.</text:p>
        </text:list-item>
        <text:list-item>
          <text:p text:style-name="P67">Проверить применимость метода на различных приложениях, собрав <text:span text:style-name="T29">экспериментальную базу и оценив точность предсказаний. </text:span></text:p>
        </text:list-item>
        <text:list-item>
          <text:p text:style-name="P67"><text:span text:style-name="T63">ТЫК</text:span></text:p>
        </text:list-item>
      </text:list>
      <text:p text:style-name="P5"/>
      <text:p text:style-name="P5"/>
      <text:p text:style-name="P5"><text:soft-page-break/>4 </text:p>
      <text:p text:style-name="P37">Проводился обзор существующих <text:span text:style-name="T65">работ и подходов по предсказанию масштабируемости (более подробно с которым можно ознакомиться в тексте диплома). Наиболее часто встречающиеся из них подходы:</text:span></text:p>
      <text:list xml:id="list2194414507" text:style-name="L2">
        <text:list-item>
          <text:p text:style-name="P15">Линейная регрессия</text:p>
        </text:list-item>
        <text:list-item>
          <text:p text:style-name="P15">методы машинного обучения</text:p>
        </text:list-item>
        <text:list-item>
          <text:p text:style-name="P15">симуляция исполнения программы</text:p>
        </text:list-item>
        <text:list-item>
          <text:p text:style-name="P16">коллаборативная фильтрация</text:p>
          <text:p text:style-name="P41">ТЫК</text:p>
        </text:list-item>
      </text:list>
      <text:p text:style-name="P8"><text:span text:style-name="T7">Д</text:span>ля построения предсказания из всех <text:span text:style-name="T7">них</text:span> выбрана линейная регрессия, потому что, </text:p>
      <text:p text:style-name="P8"><text:tab/>во-первых, модель получается простой, <text:span text:style-name="T7">что, например, нельзя сказать об сложнореализуемой симуляции исполнения программы</text:span>, однако точность предсказаний либо сопоставима, либо даже лучше, чем у остальных методов, </text:p>
      <text:p text:style-name="P2">ТЫК</text:p>
      <text:p text:style-name="P8"><text:tab/>во-вторых, чтобы осуществить поиск регрессионных параметров не требуется большого количества запусков приложения, как, например, для обучения нейронной сети или построения прогноза с помощью коллаборативной фильтрации, </text:p>
      <text:p text:style-name="P2">ТЫК</text:p>
      <text:p text:style-name="P8"><text:tab/>в-третьих, <text:span text:style-name="T66">данных подход удовлетворяет требованиям универсальности (то есть </text:span>для построения точного прогноза нет необходимости использовать исходный код программ и сведения о вычислительной системе<text:span text:style-name="T66">)</text:span></text:p>
      <text:p text:style-name="P2">ТЫК</text:p>
      <text:p text:style-name="P2"/>
      <text:p text:style-name="P9">5</text:p>
      <text:p text:style-name="P10">Теперь о самой реализации.</text:p>
      <text:list xml:id="list204715553" text:style-name="L3">
        <text:list-item>
          <text:p text:style-name="P17"><text:span text:style-name="T67">П</text:span>редсказания масштабируемости строятся для некоторой большой конфигурации запуска использую несколько запусков на малых конфигурациях<text:span text:style-name="T31">.</text:span></text:p>
        </text:list-item>
        <text:list-item>
          <text:p text:style-name="P18">Предиктор – это функция явно описывающую зависимость значений динамической характеристики запуска приложения от <text:span text:style-name="T58">различных параметров запуска</text:span></text:p>
        </text:list-item>
        <text:list-item>
          <text:p text:style-name="P17">Для нахождения оптимальных значений параметров используется метод наименьших квадратов</text:p>
          <text:p text:style-name="P42">ТЫК</text:p>
        </text:list-item>
      </text:list>
      <text:p text:style-name="P5">6</text:p>
      <text:list xml:id="list3974138644" text:style-name="L4">
        <text:list-item>
          <text:p text:style-name="P20">Использование SSE эквивалентно минимизации абсолютной ошибки<text:span text:style-name="T30">,</text:span> Но для оценки качества предсказаний принято использовать относительную ошибку. <text:span text:style-name="T68">Сейчас выражение для относительной ошибки можно переписать в следующем виде</text:span>. </text:p>
          <text:p text:style-name="P43">ТЫК</text:p>
        </text:list-item>
        <text:list-item>
          <text:p text:style-name="P19"><text:soft-page-break/>Получается, что <text:span text:style-name="T8">она</text:span> зависит не только от минимизируемой с помощью метода наименьших квадратов ошибки, но и от значения динамической характеристики, из-за этого на малом количестве процессов абсолютная ошибка может быть маленькой при большой относительной, а на большом количестве процессов большой при малой относительной ошибке, что никак не может устраивать. Поэтому исходное выражение было модифициров<text:span text:style-name="T8">ано</text:span>.</text:p>
          <text:p text:style-name="P44">ТЫК</text:p>
        </text:list-item>
        <text:list-item>
          <text:p text:style-name="P21"><text:span text:style-name="T40">В качестве модификиции используется</text:span> приближение <text:span text:style-name="T2">аппроксимируемой величины в логарифмическом </text:span><text:span text:style-name="T3">масштабе. Теперь значение относительной ошибки зависит только от минимизируемой абсолютной ошибки, что и являлось целью преобразования.</text:span></text:p>
          <text:p text:style-name="P45">ТЫК</text:p>
        </text:list-item>
        <text:list-item>
          <text:p text:style-name="P21"><text:span text:style-name="T3">Ключевым шагом является параметризация функци</text:span><text:span text:style-name="T4">и и н</text:span><text:span text:style-name="T3">аиболее точные предсказания удалось получить при помощи функции вида.</text:span><text:span text:style-name="T1"> </text:span><text:span text:style-name="T5">Несмотря на наличие логарифмов, статистически это всё ещё линейная модель, поскольку она линейна относительно неизвестных параметров, поэтому можно использовать статистическую теорию линейных моделей </text:span><text:span text:style-name="T6">и метод наименьших квадратов остаётся валидным.</text:span></text:p>
          <text:p text:style-name="P46">ТЫК</text:p>
        </text:list-item>
      </text:list>
      <text:p text:style-name="P5"/>
      <text:p text:style-name="P5">8</text:p>
      <text:list xml:id="list189246050" text:style-name="L5">
        <text:list-item>
          <text:p text:style-name="P38"><text:span text:style-name="T9">Для нескольких запусков приложения с фиксированными параметрами наблюдается разброс значений динамических характеристик </text:span><text:span text:style-name="T10">поэтому </text:span><text:span text:style-name="T9">необходимо проводить множественные запуски приложения для каждой конкретной конфигурации.</text:span></text:p>
        </text:list-item>
        <text:list-item>
          <text:p text:style-name="P22">В качестве <text:span text:style-name="T41">рассматриваемых </text:span>динамических характеристик выбраны время выполнения программы и её производительность. Для набора запусков с идентичными конфигурациями выбирается минимум времени исполнения и максимум производительности среди всех запусков набора.</text:p>
          <text:p text:style-name="P47">ТЫК</text:p>
        </text:list-item>
      </text:list>
      <text:p text:style-name="P57">(</text:p>
      <text:p text:style-name="P61">9</text:p>
      <text:p text:style-name="P62">Коротко <text:span text:style-name="T42">все </text:span>шаги работы метода можно описать так:</text:p>
      <text:list xml:id="list1666124517" text:style-name="L6">
        <text:list-item>
          <text:p text:style-name="P63">Сперва необходимо определить тестовые конфигурации</text:p>
        </text:list-item>
        <text:list-item>
          <text:p text:style-name="P63">Затем провести запуски</text:p>
        </text:list-item>
        <text:list-item>
          <text:p text:style-name="P66"><text:span text:style-name="T11">Извлеч</text:span><text:span text:style-name="T12">ь</text:span><text:span text:style-name="T11"> из результатов необходим</text:span><text:span text:style-name="T12">ые <text:s/>для </text:span><text:span text:style-name="T11">поиска неизвестных коэффициентов модели данны</text:span><text:span text:style-name="T16">е</text:span><text:span text:style-name="T11">, </text:span><text:span text:style-name="T12">взять минимум / максимум</text:span></text:p>
        </text:list-item>
        <text:list-item>
          <text:p text:style-name="P64">Используя эти <text:span text:style-name="T45">данные</text:span> определить коэффициенты регрессии.</text:p>
        </text:list-item>
        <text:list-item>
          <text:p text:style-name="P65">И построить предсказания для целевых конфигураций.</text:p>
          <text:p text:style-name="P58">ТЫК</text:p>
        </text:list-item>
      </text:list>
      <text:p text:style-name="P57">)</text:p>
      <text:p text:style-name="P5"><text:soft-page-break/>10</text:p>
      <text:list xml:id="list1155054467" text:style-name="L7">
        <text:list-item>
          <text:p text:style-name="P23">Применимость метода оценивалась с помощью запусков приложений на суперкомпьютере Ломоносов-2.</text:p>
        </text:list-item>
        <text:list-item>
          <text:p text:style-name="P23"><text:span text:style-name="T70">(</text:span>В качестве приложений для тестирования использовались реализации HPL, HPCG, алгоритмов DNS и SUMMA матричного умножения, Graph500.<text:span text:style-name="T70">)</text:span></text:p>
        </text:list-item>
        <text:list-item>
          <text:p text:style-name="P23">Для того чтобы более полно проверить применимость метода на реальных суперкомпьютерных приложениях и оценить их возможности к слабой масштабируемости. Тестирования некоторых <text:span text:style-name="T70">из них</text:span> проводились с несколькими наборами конфигураций</text:p>
        </text:list-item>
        <text:list-item>
          <text:p text:style-name="P24"><text:span text:style-name="T43">Стоит отметить,</text:span> что количество используемых процессов на целевых конфигурациях в несколько раз превосходит самую большую тестовую конфигурацию .</text:p>
          <text:p text:style-name="P48">ТЫК</text:p>
        </text:list-item>
      </text:list>
      <text:p text:style-name="P5">11</text:p>
      <text:list xml:id="list1402023408" text:style-name="L8">
        <text:list-item>
          <text:p text:style-name="P25">Первый из рассматриваемых тестов — бенчмарк производительности HPL.</text:p>
        </text:list-item>
        <text:list-item>
          <text:p text:style-name="P60">HPL имеет сложность алгоритма O(N^3), а количество операций чтения/записи <text:s/>O(N^2). Подобные значения асимптотик свойственны приложениям с большим количеством вычислений над плотными структурами данных</text:p>
        </text:list-item>
        <text:list-item>
          <text:p text:style-name="P25">Предсказания <text:span text:style-name="T43">строятся</text:span> для трёх различных наборов конфигураций. Получившиеся относительные ошибки, усреднённые по динамическим характеристикам и количеству используемых процессов представлены в таблицах. </text:p>
        </text:list-item>
        <text:list-item>
          <text:p text:style-name="P25">По таблице справа можно однозначно сказать, что увеличение конфигурации не приводит к росту значений относительных ошибок. Что говорит об отсутствии необходимости увеличивать количество тестовых конфигураций и, самое главное, способности предложенного метода предсказывать значения различных динамических характеристик на конфигурациях в несколько больших, чем тестовые.</text:p>
          <text:p text:style-name="P49">ТЫК</text:p>
        </text:list-item>
      </text:list>
      <text:p text:style-name="P5">1<text:span text:style-name="T49">2</text:span></text:p>
      <text:list xml:id="list1574242674" text:style-name="L9">
        <text:list-item>
          <text:p text:style-name="P26"><text:span text:style-name="T49">Далее рассматривается бенчмарк HPCG. Он</text:span> был разработан, чтобы стать альтернативной HPL метрикой оценки производительности суперкомпьютеров</text:p>
        </text:list-item>
        <text:list-item>
          <text:p text:style-name="P59"><text:span text:style-name="T26">Этот бенчмарк</text:span> сильно выделяется на фоне остальных приложений, так как и сложность последовательного алгоритма, и количество операций чтения/записи бенчмарка пропорциональны O(N).</text:p>
        </text:list-item>
        <text:list-item>
          <text:p text:style-name="P59">В тесте преобладают нерегулярный доступ к памяти и мелкоструктурные рекурсивные вычисления, которые, <text:span text:style-name="T26">как утверждают авторы бенчмарка,</text:span> свойственны многих научным вычислительным приложениям.</text:p>
        </text:list-item>
        <text:list-item>
          <text:p text:style-name="P27">Несмотря на то что в двух случая значения относительных ошибок сильно отличаются от остальных и почти достигают 20%, среднее имеет меньшее значения и составляет 2,6% для предсказания времени и 8,5% для производительности.</text:p>
          <text:p text:style-name="P50">ТЫК</text:p>
        </text:list-item>
      </text:list>
      <text:p text:style-name="P3"/>
      <text:p text:style-name="P3"><text:soft-page-break/></text:p>
      <text:p text:style-name="P5"/>
      <text:p text:style-name="P5">13</text:p>
      <text:list xml:id="list3881239023" text:style-name="L10">
        <text:list-item>
          <text:p text:style-name="P39"><text:span text:style-name="T9">Первый из двух рассматриваемых алгоритмов матричного умножения - SUMMA. </text:span><text:span text:style-name="T33">Р</text:span><text:span text:style-name="T34">еализации этого </text:span><text:span text:style-name="T32">алгоритм</text:span><text:span text:style-name="T34">а</text:span><text:span text:style-name="T32"> использу</text:span><text:span text:style-name="T33">ю</text:span><text:span text:style-name="T32">тся такими библиотеками, как ScaLAPACK и PBLAS.</text:span></text:p>
        </text:list-item>
        <text:list-item>
          <text:p text:style-name="P28">Из-за того что строятся предсказания слабой масштабируемости приложений, то <text:span text:style-name="T59">отношение сложности алгоритма к количеству процессов должно быть постоянным. </text:span><text:s/>Так как известно, что данный алгоритм имеет кубическую сложность, то <text:span text:style-name="T27">можно в явном виде написать, как количество процессов зависит от размера задачи и к</text:span>ак видно по графику <text:s/><text:span text:style-name="T27">(в левой части слайда) </text:span>конфигурации запусков выбираются строго согласно этому выражению.</text:p>
        </text:list-item>
        <text:list-item>
          <text:p text:style-name="P29">Несмотря на сложную, скачкообразную зависимость времени работы программы предложенному методу удаётся установить основной характер изменения и построить предсказание так, что среднее значение относительной ошибки равно 3,5%, <text:span text:style-name="T30">а медиана — 3,0%.</text:span></text:p>
          <text:p text:style-name="P51">ТЫК</text:p>
        </text:list-item>
      </text:list>
      <text:p text:style-name="P11">14</text:p>
      <text:list xml:id="list2069194243" text:style-name="L11">
        <text:list-item>
          <text:p text:style-name="P30">Следующий из рассматриваемых алгоритмов матричного умножения — DNS.</text:p>
        </text:list-item>
        <text:list-item>
          <text:p text:style-name="P30">Из-за ограничения, накладываемого алгоритмом на количество используемых для запуска процессов, тестовая выборка получается достаточно маленькая, всего 6 различных конфигураций. <text:span text:style-name="T71">Однако</text:span> среднее значение относительной ошибки составляет всего 6,<text:span text:style-name="T46">5</text:span>%.</text:p>
        </text:list-item>
        <text:list-item>
          <text:p text:style-name="P40"><text:span text:style-name="T14">Получившиеся функции-предикторы для двух рассматриваемых </text:span><text:span text:style-name="T25">тестовых конфигураций </text:span><text:span text:style-name="T14">представлены на рисунках</text:span><text:span text:style-name="T15">.</text:span><text:span text:style-name="T14"> </text:span><text:span text:style-name="T18">Как видно, с</text:span><text:span text:style-name="T14"> некоторого момента при увеличением размера конфигурации, независимо от рассматриваемой константы, время работы алгоритма почти прекращает расти, это говорит об его хорошей слабой масштабируемости, а то небольшое увеличение времени работы можно связать с возрастающими накладными расходами на коммуникации.</text:span></text:p>
          <text:p text:style-name="P52">ТЫК</text:p>
        </text:list-item>
      </text:list>
      <text:p text:style-name="P5">15</text:p>
      <text:list xml:id="list2184497038" text:style-name="L12">
        <text:list-item>
          <text:p text:style-name="P32"><text:span text:style-name="T48">И последнее приложение - </text:span>Graph500, в отличии от <text:span text:style-name="T50">ранее рассмотренных приложений</text:span>, <text:span text:style-name="T50">это</text:span> больше нагружает коммуникационную подсистему компьютера и не так сильно зависит от количества исполняемых операций над числами с плавающей запятой в секунду. Подобное поведение свойственно многим задачам из области графовой аналитики<text:span text:style-name="T30"> </text:span></text:p>
        </text:list-item>
        <text:list-item>
          <text:p text:style-name="P31">Во время тестирования этого приложения становится ясно видна основная проблема <text:s/>предсказывания слабой масштабируемости приложений: конфигурации запуска выбираются, <text:span text:style-name="T28">так, чтобы количество работы на один процесс всегда было постоянным</text:span>, но не всегда возможно обеспечить строгое равенство, поэтому приходится округлять <text:span text:style-name="T44">значения</text:span> некоторы<text:span text:style-name="T44">х</text:span> параметр<text:span text:style-name="T44">ов</text:span> запуска. Из-за этого возможны провалы или всплески показателей рассматриваемых динамических характеристик, которые <text:span text:style-name="T72">мешают построению точных предсказний</text:span>. <text:span text:style-name="T30">Так в случае Graph500 приходилось округлять значения </text:span><text:soft-page-break/><text:span text:style-name="T35">параметров, определяющих количество вершин и рёбер,</text:span><text:span text:style-name="T30"> так как </text:span><text:span text:style-name="T36">эти параметры</text:span><text:span text:style-name="T30"> могут принимать только целые значения. </text:span>В связи с этим средние значения относительных ошибок предсказания времени и производительности для этого приложения составляют около 13%.</text:p>
          <text:p text:style-name="P53">ТЫК</text:p>
        </text:list-item>
      </text:list>
      <text:p text:style-name="P5">16</text:p>
      <text:list xml:id="list2807056961" text:style-name="L13">
        <text:list-item>
          <text:p text:style-name="P33">На основании предложенного метода удалось построить предсказания слабой масштабируемости для всех рассматриваемых приложений так, что максимальная относительная ошибка среди всех приложений не превышает 28%, однако под<text:span text:style-name="T73">большие ошибки, как видно, редки</text:span>. Средние значения относительных ошибок для различных приложений <text:span text:style-name="T44">варьируются от 3 до 13 %.</text:span> </text:p>
        </text:list-item>
        <text:list-item>
          <text:p text:style-name="P33"><text:span text:style-name="T56">А общая средняя ошибка по всем построенным предсказаниям составляет</text:span><text:span text:style-name="T53"> 8,6%.</text:span></text:p>
          <text:p text:style-name="P54">ТЫК</text:p>
        </text:list-item>
      </text:list>
      <text:p text:style-name="P5"/>
      <text:p text:style-name="P5">17</text:p>
      <text:p text:style-name="P5"><text:tab/><text:span text:style-name="T47">Итак</text:span></text:p>
      <text:list xml:id="list3996280024" text:style-name="L14">
        <text:list-item>
          <text:p text:style-name="P34">В данной работе были получены следующие основные результаты:</text:p>
        </text:list-item>
        <text:list-item>
          <text:p text:style-name="P34">Разработан метод, предсказывающий слабую масштабируемость суперкомпьютерных приложений на основе экспериментальных данных со средней относительной ошибкой по всем смотренным приложениям равной 8,6\%.</text:p>
        </text:list-item>
        <text:list-item>
          <text:p text:style-name="P35">И Выполнена проверка применимости метода на различных приложениях</text:p>
        </text:list-item>
        <text:list-item>
          <text:p text:style-name="P35">Таким образом, предложенный метод <text:span text:style-name="T57">строит предсказания так, что</text:span> относительные ошибки, сравнимые с ошибками предсказания у существующих подходов при сопоставимых размерах конфигураций предсказываемых запусков. Но разработанный метод отличается от них простотой построения, отсутствием необходимости собирать большой набор тестовых данных и способностью строить предсказания, не используя информацию о коде, алгоритме и системе, на которой производятся запуски, то есть он является достаточно универсальным.</text:p>
          <text:p text:style-name="P56">КОНЕЦ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3:16:39.642014415</meta:creation-date>
    <dc:date>2020-05-09T18:36:32.910479277</dc:date>
    <meta:editing-duration>PT9H57M58S</meta:editing-duration>
    <meta:editing-cycles>59</meta:editing-cycles>
    <meta:generator>LibreOffice/6.0.7.3$Linux_X86_64 LibreOffice_project/00m0$Build-3</meta:generator>
    <meta:document-statistic meta:table-count="0" meta:image-count="0" meta:object-count="0" meta:page-count="6" meta:paragraph-count="99" meta:word-count="1444" meta:character-count="11440" meta:non-whitespace-character-count="10135"/>
  </office:meta>
</office:document-meta>
</file>